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3" style:parent-style-name="Policepardéfaut" style:family="text">
      <style:text-properties fo:font-weight="bold" style:font-weight-asian="bold" style:font-weight-complex="bold"/>
    </style:style>
    <style:style style:name="T4" style:parent-style-name="Policepardéfaut" style:family="text">
      <style:text-properties fo:font-weight="bold" style:font-weight-asian="bold" style:font-weight-complex="bold"/>
    </style:style>
    <style:style style:name="T5" style:parent-style-name="Policepardéfaut" style:family="text">
      <style:text-properties fo:font-weight="bold" style:font-weight-asian="bold" style:font-weight-complex="bold"/>
    </style:style>
    <style:style style:name="T6" style:parent-style-name="Policepardéfaut" style:family="text">
      <style:text-properties fo:font-weight="bold" style:font-weight-asian="bold" style:font-weight-complex="bold"/>
    </style:style>
    <style:style style:name="T7" style:parent-style-name="Policepardéfaut" style:family="text">
      <style:text-properties fo:font-weight="bold" style:font-weight-asian="bold" style:font-weight-complex="bold"/>
    </style:style>
    <style:style style:name="T8" style:parent-style-name="Policepardéfaut" style:family="text">
      <style:text-properties style:font-name="Segoe UI Symbol" style:font-name-complex="Segoe UI Symbol" fo:font-weight="bold" style:font-weight-asian="bold" style:font-weight-complex="bold"/>
    </style:style>
    <style:style style:name="T9" style:parent-style-name="Policepardéfaut" style:family="text">
      <style:text-properties fo:font-weight="bold" style:font-weight-asian="bold" style:font-weight-complex="bold"/>
    </style:style>
    <style:style style:name="T10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11" style:parent-style-name="Policepardéfaut" style:family="text">
      <style:text-properties fo:font-weight="bold" style:font-weight-asian="bold" style:font-weight-complex="bold"/>
    </style:style>
    <style:style style:name="T12" style:parent-style-name="Policepardéfaut" style:family="text">
      <style:text-properties style:font-name="Segoe UI Emoji" style:font-name-complex="Segoe UI Emoji"/>
    </style:style>
    <style:style style:name="T13" style:parent-style-name="Policepardéfaut" style:family="text">
      <style:text-properties fo:font-weight="bold" style:font-weight-asian="bold" style:font-weight-complex="bold"/>
    </style:style>
    <style:style style:name="T14" style:parent-style-name="Policepardéfaut" style:family="text">
      <style:text-properties fo:font-weight="bold" style:font-weight-asian="bold" style:font-weight-complex="bold"/>
    </style:style>
    <style:style style:name="T15" style:parent-style-name="Policepardéfaut" style:family="text">
      <style:text-properties style:font-name="Segoe UI Emoji" style:font-name-complex="Segoe UI Emoji"/>
    </style:style>
    <style:style style:name="T16" style:parent-style-name="Policepardéfaut" style:family="text">
      <style:text-properties fo:font-weight="bold" style:font-weight-asian="bold" style:font-weight-complex="bold"/>
    </style:style>
    <style:style style:name="T17" style:parent-style-name="Policepardéfaut" style:family="text">
      <style:text-properties style:font-name="Segoe UI Emoji" style:font-name-complex="Segoe UI Emoji"/>
    </style:style>
    <style:style style:name="T18" style:parent-style-name="Policepardéfaut" style:family="text">
      <style:text-properties fo:font-weight="bold" style:font-weight-asian="bold" style:font-weight-complex="bold"/>
    </style:style>
    <style:style style:name="T19" style:parent-style-name="Policepardéfaut" style:family="text">
      <style:text-properties style:font-name="Segoe UI Symbol" style:font-name-complex="Segoe UI Symbol"/>
    </style:style>
    <style:style style:name="T20" style:parent-style-name="Policepardéfaut" style:family="text">
      <style:text-properties fo:font-weight="bold" style:font-weight-asian="bold" style:font-weight-complex="bold"/>
    </style:style>
    <style:style style:name="T21" style:parent-style-name="Policepardéfaut" style:family="text">
      <style:text-properties style:font-name="Segoe UI Symbol" style:font-name-complex="Segoe UI Symbol"/>
    </style:style>
    <style:style style:name="T22" style:parent-style-name="Policepardéfaut" style:family="text">
      <style:text-properties fo:font-weight="bold" style:font-weight-asian="bold" style:font-weight-complex="bold"/>
    </style:style>
    <style:style style:name="T23" style:parent-style-name="Policepardéfaut" style:family="text">
      <style:text-properties style:font-name="Segoe UI Symbol" style:font-name-complex="Segoe UI Symbol"/>
    </style:style>
    <style:style style:name="T24" style:parent-style-name="Policepardéfaut" style:family="text">
      <style:text-properties fo:font-weight="bold" style:font-weight-asian="bold" style:font-weight-complex="bold"/>
    </style:style>
    <style:style style:name="T25" style:parent-style-name="Policepardéfaut" style:family="text">
      <style:text-properties style:font-name="Segoe UI Symbol" style:font-name-complex="Segoe UI Symbol" fo:font-weight="bold" style:font-weight-asian="bold" style:font-weight-complex="bold"/>
    </style:style>
    <style:style style:name="T26" style:parent-style-name="Policepardéfaut" style:family="text">
      <style:text-properties fo:font-weight="bold" style:font-weight-asian="bold" style:font-weight-complex="bold"/>
    </style:style>
    <style:style style:name="T27" style:parent-style-name="Policepardéfaut" style:family="text">
      <style:text-properties style:font-name="Segoe UI Emoji" style:font-name-complex="Segoe UI Emoji"/>
    </style:style>
    <style:style style:name="T28" style:parent-style-name="Policepardéfaut" style:family="text">
      <style:text-properties style:font-name="Calibri" style:font-name-complex="Calibri"/>
    </style:style>
    <style:style style:name="T29" style:parent-style-name="Policepardéfaut" style:family="text">
      <style:text-properties style:font-name="Calibri" style:font-name-complex="Calibri"/>
    </style:style>
    <style:style style:name="T30" style:parent-style-name="Policepardéfaut" style:family="text">
      <style:text-properties style:font-name="Segoe UI Emoji" style:font-name-complex="Segoe UI Emoji"/>
    </style:style>
    <style:style style:name="T31" style:parent-style-name="Policepardéfaut" style:family="text">
      <style:text-properties style:font-name="Calibri" style:font-name-complex="Calibri"/>
    </style:style>
    <style:style style:name="T32" style:parent-style-name="Policepardéfaut" style:family="text">
      <style:text-properties style:font-name="Calibri" style:font-name-complex="Calibri"/>
    </style:style>
    <style:style style:name="T33" style:parent-style-name="Policepardéfaut" style:family="text">
      <style:text-properties style:font-name="Calibri" style:font-name-complex="Calibri"/>
    </style:style>
    <style:style style:name="T34" style:parent-style-name="Policepardéfaut" style:family="text">
      <style:text-properties style:font-name="Calibri" style:font-name-complex="Calibri"/>
    </style:style>
    <style:style style:name="T35" style:parent-style-name="Policepardéfaut" style:family="text">
      <style:text-properties style:font-name="Segoe UI Emoji" style:font-name-complex="Segoe UI Emoji"/>
    </style:style>
    <style:style style:name="T36" style:parent-style-name="Policepardéfaut" style:family="text">
      <style:text-properties style:font-name="Calibri" style:font-name-complex="Calibri"/>
    </style:style>
    <style:style style:name="T37" style:parent-style-name="Policepardéfaut" style:family="text">
      <style:text-properties fo:font-weight="bold" style:font-weight-asian="bold" style:font-weight-complex="bold"/>
    </style:style>
    <style:style style:name="T38" style:parent-style-name="Policepardéfaut" style:family="text">
      <style:text-properties style:font-name="Segoe UI Symbol" style:font-name-complex="Segoe UI Symbol" fo:font-weight="bold" style:font-weight-asian="bold" style:font-weight-complex="bold"/>
    </style:style>
    <style:style style:name="T39" style:parent-style-name="Policepardéfaut" style:family="text">
      <style:text-properties fo:font-weight="bold" style:font-weight-asian="bold" style:font-weight-complex="bold"/>
    </style:style>
    <style:style style:name="T40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41" style:parent-style-name="Policepardéfaut" style:family="text">
      <style:text-properties fo:font-weight="bold" style:font-weight-asian="bold" style:font-weight-complex="bold"/>
    </style:style>
    <style:style style:name="T42" style:parent-style-name="Policepardéfaut" style:family="text">
      <style:text-properties style:font-name="Segoe UI Emoji" style:font-name-complex="Segoe UI Emoji"/>
    </style:style>
    <style:style style:name="T43" style:parent-style-name="Policepardéfaut" style:family="text">
      <style:text-properties fo:font-weight="bold" style:font-weight-asian="bold" style:font-weight-complex="bold"/>
    </style:style>
    <style:style style:name="T44" style:parent-style-name="Policepardéfaut" style:family="text">
      <style:text-properties style:font-name="Segoe UI Emoji" style:font-name-complex="Segoe UI Emoji"/>
    </style:style>
    <style:style style:name="T45" style:parent-style-name="Policepardéfaut" style:family="text">
      <style:text-properties fo:font-weight="bold" style:font-weight-asian="bold" style:font-weight-complex="bold"/>
    </style:style>
    <style:style style:name="T46" style:parent-style-name="Policepardéfaut" style:family="text">
      <style:text-properties fo:font-weight="bold" style:font-weight-asian="bold" style:font-weight-complex="bold"/>
    </style:style>
    <style:style style:name="T47" style:parent-style-name="Policepardéfaut" style:family="text">
      <style:text-properties style:font-name="Segoe UI Emoji" style:font-name-complex="Segoe UI Emoji"/>
    </style:style>
    <style:style style:name="T48" style:parent-style-name="Policepardéfaut" style:family="text">
      <style:text-properties fo:font-weight="bold" style:font-weight-asian="bold" style:font-weight-complex="bold"/>
    </style:style>
    <style:style style:name="T49" style:parent-style-name="Policepardéfaut" style:family="text">
      <style:text-properties style:font-name="Segoe UI Symbol" style:font-name-complex="Segoe UI Symbol"/>
    </style:style>
    <style:style style:name="T50" style:parent-style-name="Policepardéfaut" style:family="text">
      <style:text-properties fo:font-weight="bold" style:font-weight-asian="bold" style:font-weight-complex="bold"/>
    </style:style>
    <style:style style:name="T51" style:parent-style-name="Policepardéfaut" style:family="text">
      <style:text-properties style:font-name="Segoe UI Symbol" style:font-name-complex="Segoe UI Symbol"/>
    </style:style>
    <style:style style:name="T52" style:parent-style-name="Policepardéfaut" style:family="text">
      <style:text-properties fo:font-weight="bold" style:font-weight-asian="bold" style:font-weight-complex="bold"/>
    </style:style>
    <style:style style:name="T53" style:parent-style-name="Policepardéfaut" style:family="text">
      <style:text-properties style:font-name="Segoe UI Symbol" style:font-name-complex="Segoe UI Symbol"/>
    </style:style>
    <style:style style:name="T54" style:parent-style-name="Policepardéfaut" style:family="text">
      <style:text-properties fo:font-weight="bold" style:font-weight-asian="bold" style:font-weight-complex="bold"/>
    </style:style>
    <style:style style:name="T55" style:parent-style-name="Policepardéfaut" style:family="text">
      <style:text-properties style:font-name="Segoe UI Symbol" style:font-name-complex="Segoe UI Symbol" fo:font-weight="bold" style:font-weight-asian="bold" style:font-weight-complex="bold"/>
    </style:style>
    <style:style style:name="T56" style:parent-style-name="Policepardéfaut" style:family="text">
      <style:text-properties fo:font-weight="bold" style:font-weight-asian="bold" style:font-weight-complex="bold"/>
    </style:style>
    <style:style style:name="T57" style:parent-style-name="Policepardéfaut" style:family="text">
      <style:text-properties style:font-name="Segoe UI Emoji" style:font-name-complex="Segoe UI Emoji"/>
    </style:style>
    <style:style style:name="T58" style:parent-style-name="Policepardéfaut" style:family="text">
      <style:text-properties style:font-name="Calibri" style:font-name-complex="Calibri"/>
    </style:style>
    <style:style style:name="T59" style:parent-style-name="Policepardéfaut" style:family="text">
      <style:text-properties fo:font-weight="bold" style:font-weight-asian="bold" style:font-weight-complex="bold"/>
    </style:style>
    <style:style style:name="T60" style:parent-style-name="Policepardéfaut" style:family="text">
      <style:text-properties style:font-name="Segoe UI Emoji" style:font-name-complex="Segoe UI Emoji"/>
    </style:style>
    <style:style style:name="T61" style:parent-style-name="Policepardéfaut" style:family="text">
      <style:text-properties fo:font-weight="bold" style:font-weight-asian="bold" style:font-weight-complex="bold"/>
    </style:style>
    <style:style style:name="T62" style:parent-style-name="Policepardéfaut" style:family="text">
      <style:text-properties style:font-name="Segoe UI Emoji" style:font-name-complex="Segoe UI Emoji"/>
    </style:style>
    <style:style style:name="T63" style:parent-style-name="Policepardéfaut" style:family="text">
      <style:text-properties fo:font-weight="bold" style:font-weight-asian="bold" style:font-weight-complex="bold"/>
    </style:style>
    <style:style style:name="T64" style:parent-style-name="Policepardéfaut" style:family="text">
      <style:text-properties fo:font-weight="bold" style:font-weight-asian="bold" style:font-weight-complex="bold"/>
    </style:style>
    <style:style style:name="T65" style:parent-style-name="Policepardéfaut" style:family="text">
      <style:text-properties style:font-name="Segoe UI Symbol" style:font-name-complex="Segoe UI Symbol" fo:font-weight="bold" style:font-weight-asian="bold" style:font-weight-complex="bold"/>
    </style:style>
    <style:style style:name="T66" style:parent-style-name="Policepardéfaut" style:family="text">
      <style:text-properties fo:font-weight="bold" style:font-weight-asian="bold" style:font-weight-complex="bold"/>
    </style:style>
    <style:style style:name="T67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68" style:parent-style-name="Policepardéfaut" style:family="text">
      <style:text-properties fo:font-weight="bold" style:font-weight-asian="bold" style:font-weight-complex="bold"/>
    </style:style>
    <style:style style:name="T69" style:parent-style-name="Policepardéfaut" style:family="text">
      <style:text-properties style:font-name="Segoe UI Emoji" style:font-name-complex="Segoe UI Emoji"/>
    </style:style>
    <style:style style:name="T70" style:parent-style-name="Policepardéfaut" style:family="text">
      <style:text-properties fo:font-weight="bold" style:font-weight-asian="bold" style:font-weight-complex="bold"/>
    </style:style>
    <style:style style:name="T71" style:parent-style-name="Policepardéfaut" style:family="text">
      <style:text-properties fo:font-weight="bold" style:font-weight-asian="bold" style:font-weight-complex="bold"/>
    </style:style>
    <style:style style:name="T72" style:parent-style-name="Policepardéfaut" style:family="text">
      <style:text-properties style:font-name="Segoe UI Emoji" style:font-name-complex="Segoe UI Emoji"/>
    </style:style>
    <style:style style:name="T73" style:parent-style-name="Policepardéfaut" style:family="text">
      <style:text-properties fo:font-weight="bold" style:font-weight-asian="bold" style:font-weight-complex="bold"/>
    </style:style>
    <style:style style:name="T74" style:parent-style-name="Policepardéfaut" style:family="text">
      <style:text-properties style:font-name="Segoe UI Emoji" style:font-name-complex="Segoe UI Emoji"/>
    </style:style>
    <style:style style:name="T75" style:parent-style-name="Policepardéfaut" style:family="text">
      <style:text-properties fo:font-weight="bold" style:font-weight-asian="bold" style:font-weight-complex="bold"/>
    </style:style>
    <style:style style:name="T76" style:parent-style-name="Policepardéfaut" style:family="text">
      <style:text-properties style:font-name="Segoe UI Symbol" style:font-name-complex="Segoe UI Symbol"/>
    </style:style>
    <style:style style:name="T77" style:parent-style-name="Policepardéfaut" style:family="text">
      <style:text-properties fo:font-weight="bold" style:font-weight-asian="bold" style:font-weight-complex="bold"/>
    </style:style>
    <style:style style:name="T78" style:parent-style-name="Policepardéfaut" style:family="text">
      <style:text-properties style:font-name="Segoe UI Symbol" style:font-name-complex="Segoe UI Symbol"/>
    </style:style>
    <style:style style:name="T79" style:parent-style-name="Policepardéfaut" style:family="text">
      <style:text-properties fo:font-weight="bold" style:font-weight-asian="bold" style:font-weight-complex="bold"/>
    </style:style>
    <style:style style:name="T80" style:parent-style-name="Policepardéfaut" style:family="text">
      <style:text-properties style:font-name="Segoe UI Symbol" style:font-name-complex="Segoe UI Symbol"/>
    </style:style>
    <style:style style:name="T81" style:parent-style-name="Policepardéfaut" style:family="text">
      <style:text-properties fo:font-weight="bold" style:font-weight-asian="bold" style:font-weight-complex="bold"/>
    </style:style>
    <style:style style:name="T82" style:parent-style-name="Policepardéfaut" style:family="text">
      <style:text-properties style:font-name="Segoe UI Symbol" style:font-name-complex="Segoe UI Symbol" fo:font-weight="bold" style:font-weight-asian="bold" style:font-weight-complex="bold"/>
    </style:style>
    <style:style style:name="T83" style:parent-style-name="Policepardéfaut" style:family="text">
      <style:text-properties fo:font-weight="bold" style:font-weight-asian="bold" style:font-weight-complex="bold"/>
    </style:style>
    <style:style style:name="T84" style:parent-style-name="Policepardéfaut" style:family="text">
      <style:text-properties style:font-name="Segoe UI Emoji" style:font-name-complex="Segoe UI Emoji"/>
    </style:style>
    <style:style style:name="T85" style:parent-style-name="Policepardéfaut" style:family="text">
      <style:text-properties style:font-name="Calibri" style:font-name-complex="Calibri"/>
    </style:style>
    <style:style style:name="T86" style:parent-style-name="Policepardéfaut" style:family="text">
      <style:text-properties fo:font-weight="bold" style:font-weight-asian="bold" style:font-weight-complex="bold"/>
    </style:style>
    <style:style style:name="T87" style:parent-style-name="Policepardéfaut" style:family="text">
      <style:text-properties style:font-name="Segoe UI Emoji" style:font-name-complex="Segoe UI Emoji"/>
    </style:style>
    <style:style style:name="T88" style:parent-style-name="Policepardéfaut" style:family="text">
      <style:text-properties fo:font-weight="bold" style:font-weight-asian="bold" style:font-weight-complex="bold"/>
    </style:style>
    <style:style style:name="T89" style:parent-style-name="Policepardéfaut" style:family="text">
      <style:text-properties style:font-name="Segoe UI Emoji" style:font-name-complex="Segoe UI Emoji"/>
    </style:style>
    <style:style style:name="T90" style:parent-style-name="Policepardéfaut" style:family="text">
      <style:text-properties fo:font-weight="bold" style:font-weight-asian="bold" style:font-weight-complex="bold"/>
    </style:style>
    <style:style style:name="T91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92" style:parent-style-name="Policepardéfaut" style:family="text">
      <style:text-properties fo:font-weight="bold" style:font-weight-asian="bold" style:font-weight-complex="bold"/>
    </style:style>
    <style:style style:name="T93" style:parent-style-name="Policepardéfaut" style:family="text">
      <style:text-properties style:font-name="Segoe UI Symbol" style:font-name-complex="Segoe UI Symbol"/>
    </style:style>
    <style:style style:name="T94" style:parent-style-name="Policepardéfaut" style:family="text">
      <style:text-properties fo:font-weight="bold" style:font-weight-asian="bold" style:font-weight-complex="bold"/>
    </style:style>
    <style:style style:name="T95" style:parent-style-name="Policepardéfaut" style:family="text">
      <style:text-properties style:font-name="Segoe UI Symbol" style:font-name-complex="Segoe UI Symbol"/>
    </style:style>
    <style:style style:name="T96" style:parent-style-name="Policepardéfaut" style:family="text">
      <style:text-properties fo:font-weight="bold" style:font-weight-asian="bold" style:font-weight-complex="bold"/>
    </style:style>
    <style:style style:name="T97" style:parent-style-name="Policepardéfaut" style:family="text">
      <style:text-properties style:font-name="Segoe UI Symbol" style:font-name-complex="Segoe UI Symbol"/>
    </style:style>
    <style:style style:name="T98" style:parent-style-name="Policepardéfaut" style:family="text">
      <style:text-properties fo:font-weight="bold" style:font-weight-asian="bold" style:font-weight-complex="bold"/>
    </style:style>
    <style:style style:name="T99" style:parent-style-name="Policepardéfaut" style:family="text">
      <style:text-properties style:font-name="Segoe UI Emoji" style:font-name-complex="Segoe UI Emoji"/>
    </style:style>
    <style:style style:name="T100" style:parent-style-name="Policepardéfaut" style:family="text">
      <style:text-properties fo:font-weight="bold" style:font-weight-asian="bold" style:font-weight-complex="bold"/>
    </style:style>
    <style:style style:name="T101" style:parent-style-name="Policepardéfaut" style:family="text">
      <style:text-properties style:font-name="Segoe UI Emoji" style:font-name-complex="Segoe UI Emoji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<text:span text:style-name="T2">📌</text:span><text:span text:style-name="T3"><text:s/>Zone de Chalandise pour la 10ème Boutique de Thé Tip Top</text:span></text:p>
      <text:p text:style-name="Normal">La<text:s/><text:span text:style-name="T4">zone de chalandise</text:span><text:s/>correspond à l’aire géographique d’attraction commerciale de la<text:s/><text:span text:style-name="T5">10ᵉ boutique</text:span><text:s/>de Thé Tip Top. Elle est divisée en<text:s/><text:span text:style-name="T6">trois niveaux</text:span><text:s/>en fonction de la proximité des clients potentiels et de leur fréquence d’achat.</text:p>
      <text:p text:style-name="Normal"><draw:custom-shape svg:x="0in" svg:y="0in" svg:width="45.51042in" svg:height="0.00139in" draw:z-index="0" draw:id="id0" draw:style-name="a0" draw:name="Horizontal Line 25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7">1️</text:span><text:span text:style-name="T8">⃣</text:span><text:span text:style-name="T9"><text:s/>Zone Primaire (Zone de proximité – Clients réguliers)</text:span></text:p>
      <text:p text:style-name="Normal"><text:span text:style-name="T10">📍</text:span><text:span text:style-name="T11"><text:s/>Localisation : Nice et son agglomération</text:span></text:p>
      <text:p text:style-name="Normal"><text:span text:style-name="T12">🔹</text:span><text:s/>Cette zone représente<text:s/><text:span text:style-name="T13">le cœur de la clientèle</text:span>, soit les personnes vivant<text:s/><text:span text:style-name="T14">à proximité immédiate</text:span><text:s/>de la boutique (rayon de 5 à 10 km).<text:line-break/><text:span text:style-name="T15">🔹</text:span><text:s/>Elle inclut les habitants,<text:s/><text:span text:style-name="T16">actifs urbains, touristes de passage</text:span>, et les amateurs de thé fidèles à la marque.</text:p>
      <text:p text:style-name="Normal"><text:span text:style-name="T17">💡</text:span><text:s/><text:span text:style-name="T18">Caractéristiques des consommateurs de cette zone :</text:span><text:line-break/><text:span text:style-name="T19">✔</text:span><text:s/><text:span text:style-name="T20">Habitués aux commerces premium et bio</text:span><text:s/>(quartiers chics, centres commerciaux spécialisés).<text:line-break/><text:span text:style-name="T21">✔</text:span><text:s/><text:span text:style-name="T22">Consommateurs réguliers</text:span><text:s/>qui viendront en boutique pour découvrir de nouvelles saveurs ou se réapprovisionner.<text:line-break/><text:span text:style-name="T23">✔</text:span><text:s/><text:span text:style-name="T24">Touristes amateurs de produits artisanaux et locaux</text:span>, cherchant des souvenirs de qualité.</text:p>
      <text:p text:style-name="Normal"><text:span text:style-name="T25">🛠</text:span><text:span text:style-name="T26"><text:s/>Stratégie :</text:span><text:line-break/><text:span text:style-name="T27">✅</text:span><text:s/>Fid<text:span text:style-name="T28">é</text:span>lisation<text:s/><text:span text:style-name="T29">à</text:span><text:s/>travers des offres exclusives en magasin.<text:line-break/><text:span text:style-name="T30">✅</text:span><text:s/>Organisation d<text:span text:style-name="T31">’é</text:span>v<text:span text:style-name="T32">é</text:span>nements et d<text:span text:style-name="T33">’</text:span>ateliers de d<text:span text:style-name="T34">é</text:span>gustation.<text:line-break/><text:span text:style-name="T35">✅</text:span><text:s/>Communication locale via des partenariats avec des commerces voisins et h<text:span text:style-name="T36">ô</text:span>tels.</text:p>
      <text:p text:style-name="Normal"><draw:custom-shape svg:x="0in" svg:y="0in" svg:width="45.51042in" svg:height="0.00139in" draw:z-index="0" draw:id="id1" draw:style-name="a1" draw:name="Horizontal Line 26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7">2️</text:span><text:span text:style-name="T38">⃣</text:span><text:span text:style-name="T39"><text:s/>Zone Secondaire (Zone d’attraction élargie – Clients occasionnels et semi-réguliers)</text:span></text:p>
      <text:p text:style-name="Normal"><text:span text:style-name="T40">📍</text:span><text:span text:style-name="T41"><text:s/>Localisation : Villes proches de Nice (Cannes, Antibes, Monaco, Menton, Grasse)</text:span></text:p>
      <text:p text:style-name="Normal"><text:span text:style-name="T42">🔹</text:span><text:s/>Cette zone représente des consommateurs<text:s/><text:span text:style-name="T43">qui ne se déplacent pas systématiquement à Nice</text:span>, mais qui peuvent être attirés par une offre unique ou un événement spécial.<text:line-break/><text:span text:style-name="T44">🔹</text:span><text:s/>Elle concerne notamment les<text:s/><text:span text:style-name="T45">habitants des villes voisines</text:span>, les visiteurs fréquents et les personnes venant pour des<text:s/><text:span text:style-name="T46">courses ponctuelles ou du tourisme gastronomique</text:span>.</text:p>
      <text:p text:style-name="Normal"><text:span text:style-name="T47">💡</text:span><text:s/><text:span text:style-name="T48">Caractéristiques des consommateurs de cette zone :</text:span><text:line-break/><text:span text:style-name="T49">✔</text:span><text:s/><text:span text:style-name="T50">Personnes à la recherche de produits artisanaux et premium</text:span>, qui sont prêtes à faire quelques kilomètres pour acheter un produit spécifique.<text:line-break/><text:span text:style-name="T51">✔</text:span><text:s/><text:span text:style-name="T52">Consommateurs occasionnels</text:span>, visitant la boutique lors de déplacements professionnels, week-ends ou vacances.<text:line-break/><text:soft-page-break/><text:span text:style-name="T53">✔</text:span><text:s/><text:span text:style-name="T54">Résidents de villes touristiques (Monaco, Cannes, Antibes)</text:span>, habitués aux commerces haut de gamme.</text:p>
      <text:p text:style-name="Normal"><text:span text:style-name="T55">🛠</text:span><text:span text:style-name="T56"><text:s/>Stratégie :</text:span><text:line-break/><text:span text:style-name="T57">✅</text:span><text:s/>Mise en place d<text:span text:style-name="T58">’</text:span>un<text:s/><text:span text:style-name="T59">service de commande en ligne avec retrait en boutique</text:span>.<text:line-break/><text:span text:style-name="T60">✅</text:span><text:s/><text:span text:style-name="T61">Événements spéciaux</text:span><text:s/>pour inciter ces clients à se déplacer (ateliers, éditions limitées).<text:line-break/><text:span text:style-name="T62">✅</text:span><text:s/><text:span text:style-name="T63">Communication régionale</text:span><text:s/>via les réseaux sociaux et publicités ciblées.</text:p>
      <text:p text:style-name="Normal"><draw:custom-shape svg:x="0in" svg:y="0in" svg:width="45.51042in" svg:height="0.00139in" draw:z-index="0" draw:id="id2" draw:style-name="a2" draw:name="Horizontal Line 2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64">3️</text:span><text:span text:style-name="T65">⃣</text:span><text:span text:style-name="T66"><text:s/>Zone Tertiaire (Zone d’influence – Clients ponctuels et curieux)</text:span></text:p>
      <text:p text:style-name="Normal"><text:span text:style-name="T67">📍</text:span><text:span text:style-name="T68"><text:s/>Localisation : Marseille, Toulon, Avignon, Montpellier, Aix-en-Provence</text:span></text:p>
      <text:p text:style-name="Normal"><text:span text:style-name="T69">🔹</text:span><text:s/>Cette zone couvre les<text:s/><text:span text:style-name="T70">grandes villes du Sud-Est</text:span>, où Thé Tip Top pourrait attirer des clients via une<text:s/><text:span text:style-name="T71">présence digitale et des campagnes marketing nationales</text:span>.<text:line-break/><text:span text:style-name="T72">🔹</text:span><text:s/>Elle inclut les consommateurs<text:s/><text:span text:style-name="T73">qui ne viendront pas forcément en boutique</text:span>, mais qui découvriront la marque via des recommandations, publicités ou collaborations locales.</text:p>
      <text:p text:style-name="Normal"><text:span text:style-name="T74">💡</text:span><text:s/><text:span text:style-name="T75">Caractéristiques des consommateurs de cette zone :</text:span><text:line-break/><text:span text:style-name="T76">✔</text:span><text:s/><text:span text:style-name="T77">Acheteurs en ligne</text:span>, souhaitant tester la marque avant une potentielle ouverture dans leur ville.<text:line-break/><text:span text:style-name="T78">✔</text:span><text:s/><text:span text:style-name="T79">Touristes et visiteurs occasionnels</text:span>, qui passent par Nice et découvrent la boutique lors de leur séjour.<text:line-break/><text:span text:style-name="T80">✔</text:span><text:s/><text:span text:style-name="T81">Personnes influencées par des campagnes digitales et les réseaux sociaux.</text:span></text:p>
      <text:p text:style-name="Normal"><text:span text:style-name="T82">🛠</text:span><text:span text:style-name="T83"><text:s/>Stratégie :</text:span><text:line-break/><text:span text:style-name="T84">✅</text:span><text:s/>D<text:span text:style-name="T85">é</text:span>veloppement du<text:s/><text:span text:style-name="T86">e-commerce</text:span><text:s/>pour capter cette clientèle éloignée.<text:line-break/><text:span text:style-name="T87">✅</text:span><text:s/>Partenariats avec<text:s/><text:span text:style-name="T88">hôtels, restaurants et épiceries fines</text:span><text:s/>pour relayer la marque dans ces villes.<text:line-break/><text:span text:style-name="T89">✅</text:span><text:s/>Renforcement du<text:s/><text:span text:style-name="T90">marketing digital</text:span><text:s/>pour toucher ces consommateurs via Google Ads, Instagram et collaborations avec influenceurs locaux.</text:p>
      <text:p text:style-name="Normal"><draw:custom-shape svg:x="0in" svg:y="0in" svg:width="45.51042in" svg:height="0.00139in" draw:z-index="0" draw:id="id3" draw:style-name="a3" draw:name="Horizontal Line 28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91">🚀</text:span><text:span text:style-name="T92"><text:s/>Conclusion &amp; Opportunités</text:span></text:p>
      <text:p text:style-name="Normal">Avec cette segmentation :<text:line-break/><text:span text:style-name="T93">✔</text:span><text:s/><text:span text:style-name="T94">Zone primaire</text:span><text:s/>= Focus sur l’expérience en boutique et la fidélisation des clients locaux.<text:line-break/><text:span text:style-name="T95">✔</text:span><text:s/><text:span text:style-name="T96">Zone secondaire</text:span><text:s/>= Attrait par des événements et services différenciants.<text:line-break/><text:span text:style-name="T97">✔</text:span><text:s/><text:span text:style-name="T98">Zone tertiaire</text:span><text:s/>= Expansion via le digital et des collaborations stratégiques.</text:p>
      <text:soft-page-break/>
      <text:p text:style-name="Normal"><text:span text:style-name="T99">🔹</text:span><text:s/><text:span text:style-name="T100">En optimisant ces zones de chalandise, Thé Tip Top pourra maximiser l’impact commercial de sa 10ᵉ boutique et renforcer sa notoriété dans tout le Sud-Est de la France.</text:span><text:s/><text:span text:style-name="T101">🍵✨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2F5496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F5496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2F5496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2F5496"/>
    </style:style>
    <style:style style:name="Citationintense" style:display-name="Citation intens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2F5496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ules GREGOIRE</meta:initial-creator>
    <dc:creator>Jules GREGOIRE</dc:creator>
    <meta:creation-date>2025-03-03T11:31:00Z</meta:creation-date>
    <dc:date>2025-03-03T11:31:00Z</dc:date>
    <meta:template xlink:href="Normal.dotm" xlink:type="simple"/>
    <meta:editing-cycles>1</meta:editing-cycles>
    <meta:editing-duration>PT0S</meta:editing-duration>
    <meta:document-statistic meta:page-count="3" meta:paragraph-count="7" meta:word-count="614" meta:character-count="3985" meta:row-count="28" meta:non-whitespace-character-count="3378"/>
  </office:meta>
</office:document-meta>
</file>